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Impl.get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Compon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Stat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View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createValidato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setDefaul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addValidator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setViewHandler( ViewHandler view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createComponen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DefaultRenderKi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createMethodBinding( String s , Class [ ] 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Proper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addComponent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setNavigationHandler( NavigationHandler naviga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setStateManager( StateManager stat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Supported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createValueBind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createConvert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createConverter( Class 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Actio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setVariableResolver( VariableResolver variabl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setPropertyResolver( PropertyResolver proper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Validator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setSupportedLocales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addConverter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setDefaultRenderKitI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Naviga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setMessageBundl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setActionListener( ActionListener ac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createComponent( ValueBinding valueBinding , FacesContext facesContext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ApplicationImpl( Application appli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Impl.getVariab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addConverter( Class aClass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Message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Convert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Converter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